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kosystem Szacht obfituje w bardzo bogaty wachlarz flory i fauny. Wystarczy chwila, aby dojrzeć mnogość ptaków i oraz ryb stawach. Z ptaków najbardziej powszechne są kaczki oraz mewy(dopóki nie odlecą). Można też często spotkać łabędzie z młodymi oraz łyski. W koronach drzew natomiast wytrawne oko dostrzeże dzięcioły, sójki, i bardziej powszechne sroki, sierpówki czy wróble. </text:p>
      <text:p text:style-name="Standard"/>
      <text:p text:style-name="Standard">Z owadów najbardziej powszechne są ważki, chrząszcze, pająki(krzyżaki, wodne), ćmy, koniki polne</text:p>
      <text:p text:style-name="Standard"/>
      <text:p text:style-name="Standard">Roślinność topole, sosny, akacje, dęby, drzewa owocowe jak śliwki, jabłonie, grusze, orzechy włoskie, </text:p>
      <text:p text:style-name="Standard"/>
      <text:p text:style-name="Standard">Zagrożenia dla szacht</text:p>
      <text:p text:style-name="Standard">Spływ nawozów azotowych i fosforowych do rzeczek dopływowych, a tym samym do stawów, tworzących przerost glonów. </text:p>
      <text:p text:style-name="Standard"/>
      <text:p text:style-name="Standard"/>
      <text:p text:style-name="Standard">https://wngig.amu.edu.pl/strona-glowna/news/monografia-pt.-srodowisko-geograficzne-zlewni-junikowskiego-strumi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Sosnowski</meta:initial-creator>
    <meta:creation-date>2023-08-22T21:28:34</meta:creation-date>
    <dc:date>2023-08-22T21:39:10.11</dc:date>
    <dc:creator>Michał Sosnowski</dc:creator>
    <meta:editing-duration>PT9M39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6" meta:word-count="100" meta:character-count="824"/>
  </office:meta>
</office:document-meta>
</file>